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9.96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4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3">
          <table:table-cell office:value-type="string">
            <text:p>Intel</text:p>
          </table:table-cell>
          <table:table-cell table:style-name="ce1" office:value-type="string">
            <text:p>10M02SCE144C8G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FPGA - Field Programmable Gate Array, </text:p>
          </table:table-cell>
          <table:table-cell office:value-type="string">
            <text:p>144EQFP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 office:value-type="string">
            <text:p>When hand-soldering: Solder center pad from bottom side</text:p>
          </table:table-cell>
        </table:table-row>
        <table:table-row table:style-name="ro3">
          <table:table-cell office:value-type="string">
            <text:p>Texas Instruments</text:p>
          </table:table-cell>
          <table:table-cell office:value-type="string">
            <text:p>THS7316DR</text:p>
          </table:table-cell>
          <table:table-cell office:value-type="string">
            <text:p>AMP1,AMP2</text:p>
          </table:table-cell>
          <table:table-cell office:value-type="float" office:value="2">
            <text:p>2</text:p>
          </table:table-cell>
          <table:table-cell office:value-type="string">
            <text:p>Video Amplifiers 3-Ch HDTV Video Amp</text:p>
          </table:table-cell>
          <table:table-cell office:value-type="string">
            <text:p>SOIC-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Texas Instruments</text:p>
          </table:table-cell>
          <table:table-cell office:value-type="string">
            <text:p>LM1117IMPX-3.3/NOPB</text:p>
          </table:table-cell>
          <table:table-cell office:value-type="string">
            <text:p>REG1,REG2</text:p>
          </table:table-cell>
          <table:table-cell office:value-type="float" office:value="2">
            <text:p>2</text:p>
          </table:table-cell>
          <table:table-cell office:value-type="string">
            <text:p>LDO Voltage Regulators 800MA LDO LINEAR REG</text:p>
          </table:table-cell>
          <table:table-cell office:value-type="string">
            <text:p>SOT-223-4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IQD Frequency Products</text:p>
          </table:table-cell>
          <table:table-cell office:value-type="string">
            <text:p>LFSPXO024957Reel</text:p>
          </table:table-cell>
          <table:table-cell office:value-type="string">
            <text:p>OSC1</text:p>
          </table:table-cell>
          <table:table-cell office:value-type="float" office:value="1">
            <text:p>1</text:p>
          </table:table-cell>
          <table:table-cell office:value-type="string">
            <text:p>Standard Clock Oscillators 25MHz 3.3V 50ppm -40C +85C</text:p>
          </table:table-cell>
          <table:table-cell office:value-type="string">
            <text:p>5 mm x 3.2 mm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NKK Switches</text:p>
          </table:table-cell>
          <table:table-cell office:value-type="string">
            <text:p>SS14MDH2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Slide Switches SP3T ON-ON-ON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Cliff</text:p>
          </table:table-cell>
          <table:table-cell office:value-type="string">
            <text:p>FC68125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TRRS Jack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L1,L2,L3</text:p>
          </table:table-cell>
          <table:table-cell office:value-type="float" office:value="3">
            <text:p>3</text:p>
          </table:table-cell>
          <table:table-cell office:value-type="string">
            <text:p>Fixed inductors 10uH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table:style-name="ce2" office:value-type="string">
            <text:p><text:span text:style-name="T1">Aluminium Electrolytic Capacitor 100uF 16V HC </text:span></text:p>
          </table:table-cell>
          <table:table-cell office:value-type="string">
            <text:p>6.3 mm diameter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1,C2,C3,C4,C5,C9,C30</text:p>
          </table:table-cell>
          <table:table-cell office:value-type="float" office:value="7">
            <text:p>7</text:p>
          </table:table-cell>
          <table:table-cell office:value-type="string">
            <text:p>Ceramic capacitor 10uF, 16V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10,C28,C29</text:p>
          </table:table-cell>
          <table:table-cell office:value-type="float" office:value="3">
            <text:p>3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6,C7,C11-C27,C31-C34</text:p>
          </table:table-cell>
          <table:table-cell office:value-type="float" office:value="23">
            <text:p>23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Bottom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27,R28,R29,R33,R34,R35</text:p>
          </table:table-cell>
          <table:table-cell office:value-type="float" office:value="6">
            <text:p>6</text:p>
          </table:table-cell>
          <table:table-cell office:value-type="string">
            <text:p>Thick film resistor, 75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17,R18,R19</text:p>
          </table:table-cell>
          <table:table-cell office:value-type="float" office:value="3">
            <text:p>3</text:p>
          </table:table-cell>
          <table:table-cell office:value-type="string">
            <text:p>Thick film resistor, 15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37,R40</text:p>
          </table:table-cell>
          <table:table-cell office:value-type="float" office:value="2">
            <text:p>2</text:p>
          </table:table-cell>
          <table:table-cell office:value-type="string">
            <text:p>Thick film resistor, 33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36,R38,R39</text:p>
          </table:table-cell>
          <table:table-cell office:value-type="float" office:value="3">
            <text:p>3</text:p>
          </table:table-cell>
          <table:table-cell office:value-type="string">
            <text:p>Thick film resistor, 68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2,R7,R12,R31</text:p>
          </table:table-cell>
          <table:table-cell office:value-type="float" office:value="4">
            <text:p>4</text:p>
          </table:table-cell>
          <table:table-cell office:value-type="string">
            <text:p>Thick film resistor, 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.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3,R8,R13</text:p>
          </table:table-cell>
          <table:table-cell office:value-type="float" office:value="3">
            <text:p>3</text:p>
          </table:table-cell>
          <table:table-cell office:value-type="string">
            <text:p>Thick film resistor, 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string">
            <text:p>Thick film resistor, 2.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Thick film resistor, 3.3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4,R9,R14</text:p>
          </table:table-cell>
          <table:table-cell office:value-type="float" office:value="3">
            <text:p>3</text:p>
          </table:table-cell>
          <table:table-cell office:value-type="string">
            <text:p>Thick film resistor, 4.0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5,R10,R15</text:p>
          </table:table-cell>
          <table:table-cell office:value-type="float" office:value="3">
            <text:p>3</text:p>
          </table:table-cell>
          <table:table-cell office:value-type="string">
            <text:p>Thick film resistor, 8.06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6,R11,R16</text:p>
          </table:table-cell>
          <table:table-cell office:value-type="float" office:value="3">
            <text:p>3</text:p>
          </table:table-cell>
          <table:table-cell office:value-type="string">
            <text:p>Thick film resistor, 16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GPIO1</text:p>
          </table:table-cell>
          <table:table-cell office:value-type="float" office:value="1">
            <text:p>1</text:p>
          </table:table-cell>
          <table:table-cell office:value-type="string">
            <text:p>Standard pin header, 2x10 pins, 2.54mm 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JTAG1</text:p>
          </table:table-cell>
          <table:table-cell office:value-type="float" office:value="1">
            <text:p>1</text:p>
          </table:table-cell>
          <table:table-cell office:value-type="string">
            <text:p>Standard pin header, 2x5 pins, 2.54mm 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.08.2019</text:date>, <text:time>23:3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19-08-14T23:30:55.90</dc:date>
    <meta:editing-cycles>19</meta:editing-cycles>
    <meta:editing-duration>PT2H34M27S</meta:editing-duration>
    <meta:document-statistic meta:table-count="3" meta:cell-count="187" meta:object-count="0"/>
  </office:meta>
</office:document-meta>
</file>